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nux Libertine" svg:font-family="'Linux Libertine'" style:font-family-generic="roman" style:font-pitch="variable"/>
    <style:font-face style:name="AR PL SungtiL GB" svg:font-family="'AR PL SungtiL GB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opacity="0%" draw:textarea-horizontal-align="justify" draw:textarea-vertical-align="middle" draw:auto-grow-height="false" fo:min-height="6.567cm" fo:min-width="8.424cm" fo:padding-top="0.15cm" fo:padding-bottom="0.15cm" fo:padding-left="0.275cm" fo:padding-right="0.275cm" draw:shadow-opacity="0%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ott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80" draw:fill="solid" draw:fill-color="#000080" draw:textarea-horizontal-align="justify" draw:textarea-vertical-align="middle" draw:auto-grow-height="false" fo:min-height="0cm" fo:min-width="0cm"/>
    </style:style>
    <style:style style:name="gr5" style:family="graphic" style:parent-style-name="measure" style:list-style-name="L1">
      <style:graphic-properties svg:stroke-width="0.01cm" draw:marker-start-width="0.215cm" draw:marker-end-width="0.215cm" draw:textarea-vertical-align="middle" draw:line-distance="0.846cm" draw:placing="above"/>
    </style:style>
    <style:style style:name="gr6" style:family="graphic" style:parent-style-name="measure" style:list-style-name="L1">
      <style:graphic-properties svg:stroke-width="0.01cm" draw:marker-start-width="0.215cm" draw:marker-end-width="0.215cm" draw:textarea-vertical-align="middle" draw:line-distance="0.81cm" draw:placing="below"/>
    </style:style>
    <style:style style:name="gr7" style:family="graphic" style:parent-style-name="standard">
      <style:graphic-properties draw:fill="solid" draw:fill-color="#ffff99" draw:opacity="50%" draw:textarea-horizontal-align="justify" draw:textarea-vertical-align="middle" draw:auto-grow-height="false" fo:min-height="0.529cm" fo:min-width="0.624cm" fo:wrap-option="no-wrap" draw:shadow-opacity="50%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="none" fo:min-height="0.28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3cm" fo:min-width="0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80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99" draw:opacity="50%"/>
      <style:paragraph-properties fo:text-align="center"/>
      <style:text-properties fo:font-size="15pt" style:font-size-asian="15pt" style:font-size-complex="15pt"/>
    </style:style>
    <style:style style:name="P8" style:family="paragraph">
      <style:text-properties style:font-name="Liberation Serif" fo:font-size="18pt" style:font-size-asian="18pt" style:font-size-complex="18pt"/>
    </style:style>
    <style:style style:name="P9" style:family="paragraph">
      <loext:graphic-properties draw:fill="none"/>
      <style:text-properties style:font-name="Liberation Serif" fo:font-size="18pt" style:font-size-asian="18pt" style:font-size-complex="18pt"/>
    </style:style>
    <style:style style:name="P10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T1" style:family="text">
      <style:text-properties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text-position="sub 58%" style:font-name="Liberation Serif" fo:font-size="18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/>
    </style:style>
    <style:style style:name="T6" style:family="text">
      <style:text-properties style:font-name="Liberation Serif" fo:font-size="18pt" style:font-size-asian="18pt" style:font-size-complex="18pt"/>
    </style:style>
    <style:style style:name="T7" style:family="text">
      <style:text-properties style:text-position="sub 70%" style:font-name="Liberation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g>
            <draw:custom-shape draw:style-name="gr1" draw:text-style-name="P1" draw:layer="layout" svg:width="8.974cm" svg:height="6.867cm" svg:x="5.969cm" svg:y="5.0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05cm" svg:y1="7.082cm" svg:x2="9.978cm" svg:y2="7.082cm">
              <text:p/>
            </draw:line>
            <draw:line draw:style-name="gr2" draw:text-style-name="P2" draw:layer="layout" svg:x1="6.05cm" svg:y1="9.006cm" svg:x2="9.975cm" svg:y2="9.007cm">
              <text:p/>
            </draw:line>
            <draw:line draw:style-name="gr2" draw:text-style-name="P2" draw:layer="layout" svg:x1="7.973cm" svg:y1="5.077cm" svg:x2="7.976cm" svg:y2="9.064cm">
              <text:p/>
            </draw:line>
            <draw:line draw:style-name="gr2" draw:text-style-name="P2" draw:layer="layout" svg:x1="9.978cm" svg:y1="5.024cm" svg:x2="9.978cm" svg:y2="9.033cm">
              <text:p/>
            </draw:line>
            <draw:line draw:style-name="gr3" draw:text-style-name="P2" draw:layer="layout" svg:x1="7.976cm" svg:y1="9.026cm" svg:x2="7.971cm" svg:y2="11.95cm">
              <text:p/>
            </draw:line>
            <draw:line draw:style-name="gr3" draw:text-style-name="P2" draw:layer="layout" svg:x1="9.975cm" svg:y1="8.988cm" svg:x2="9.938cm" svg:y2="11.915cm">
              <text:p/>
            </draw:line>
            <draw:line draw:style-name="gr3" draw:text-style-name="P2" draw:layer="layout" svg:x1="9.975cm" svg:y1="7.085cm" svg:x2="14.933cm" svg:y2="7.107cm">
              <text:p/>
            </draw:line>
            <draw:line draw:style-name="gr3" draw:text-style-name="P2" draw:layer="layout" svg:x1="9.994cm" svg:y1="9.007cm" svg:x2="14.933cm" svg:y2="8.991cm">
              <text:p/>
            </draw:line>
            <draw:custom-shape draw:style-name="gr4" draw:text-style-name="P3" draw:layer="layout" svg:width="0.324cm" svg:height="0.342cm" svg:x="9.804cm" svg:y="8.8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324cm" svg:height="0.342cm" svg:x="5.807cm" svg:y="4.8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324cm" svg:height="0.342cm" svg:x="7.786cm" svg:y="4.8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324cm" svg:height="0.342cm" svg:x="9.823cm" svg:y="4.8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324cm" svg:height="0.342cm" svg:x="5.788cm" svg:y="6.8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324cm" svg:height="0.342cm" svg:x="9.823cm" svg:y="6.8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324cm" svg:height="0.342cm" svg:x="7.805cm" svg:y="6.8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324cm" svg:height="0.342cm" svg:x="5.788cm" svg:y="8.8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324cm" svg:height="0.342cm" svg:x="7.786cm" svg:y="8.7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measure draw:style-name="gr5" draw:text-style-name="P4" draw:layer="measurelines" svg:x1="5.921cm" svg:y1="5.085cm" svg:x2="7.996cm" svg:y2="5.086cm">
              <text:p text:style-name="P4"/>
            </draw:measure>
            <draw:measure draw:style-name="gr6" draw:text-style-name="P5" draw:layer="measurelines" svg:x1="5.978cm" svg:y1="5.105cm" svg:x2="5.997cm" svg:y2="7.104cm">
              <text:p text:style-name="P5"><text:span text:style-name="T1">h</text:span><text:span text:style-name="T2">2</text:span></text:p>
            </draw:measure>
            <draw:custom-shape draw:style-name="gr7" draw:text-style-name="P7" draw:layer="layout" svg:width="1.124cm" svg:height="0.779cm" svg:x="8.837cm" svg:y="3.295cm">
              <text:p text:style-name="P6"><text:span text:style-name="T3"><text:s/></text:span></text:p>
              <text:p text:style-name="P6"><text:span text:style-name="T3"/></text:p>
              <draw:enhanced-geometry svg:viewBox="0 0 21600 21600" draw:mirror-horizontal="true" draw:mirror-vertical="false" draw:text-areas="800 800 20800 20800" draw:type="round-rectangular-callout" draw:modifiers="36844.8 101492.3076923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line draw:style-name="gr8" draw:text-style-name="P2" draw:layer="layout" svg:x1="6.422cm" svg:y1="5.057cm" svg:x2="6.424cm" svg:y2="11.934cm">
              <text:p/>
            </draw:line>
            <draw:line draw:style-name="gr8" draw:text-style-name="P2" draw:layer="layout" svg:x1="6.899cm" svg:y1="5.026cm" svg:x2="6.901cm" svg:y2="11.903cm">
              <text:p/>
            </draw:line>
            <draw:line draw:style-name="gr8" draw:text-style-name="P2" draw:layer="layout" svg:x1="7.395cm" svg:y1="5.048cm" svg:x2="7.397cm" svg:y2="11.925cm">
              <text:p/>
            </draw:line>
            <draw:line draw:style-name="gr8" draw:text-style-name="P2" draw:layer="layout" svg:x1="8.454cm" svg:y1="5.006cm" svg:x2="8.456cm" svg:y2="11.883cm">
              <text:p/>
            </draw:line>
            <draw:line draw:style-name="gr8" draw:text-style-name="P2" draw:layer="layout" svg:x1="8.951cm" svg:y1="5.028cm" svg:x2="8.953cm" svg:y2="11.905cm">
              <text:p/>
            </draw:line>
            <draw:line draw:style-name="gr8" draw:text-style-name="P2" draw:layer="layout" svg:x1="9.406cm" svg:y1="5.039cm" svg:x2="9.408cm" svg:y2="11.916cm">
              <text:p/>
            </draw:line>
            <draw:line draw:style-name="gr8" draw:text-style-name="P2" draw:layer="layout" svg:x1="5.969cm" svg:y1="5.552cm" svg:x2="14.901cm" svg:y2="5.594cm">
              <text:p/>
            </draw:line>
            <draw:line draw:style-name="gr8" draw:text-style-name="P2" draw:layer="layout" svg:x1="5.979cm" svg:y1="6.028cm" svg:x2="14.911cm" svg:y2="6.07cm">
              <text:p/>
            </draw:line>
            <draw:line draw:style-name="gr8" draw:text-style-name="P2" draw:layer="layout" svg:x1="6.054cm" svg:y1="6.504cm" svg:x2="14.986cm" svg:y2="6.546cm">
              <text:p/>
            </draw:line>
            <draw:line draw:style-name="gr8" draw:text-style-name="P2" draw:layer="layout" svg:x1="5.99cm" svg:y1="7.531cm" svg:x2="14.922cm" svg:y2="7.573cm">
              <text:p/>
            </draw:line>
            <draw:line draw:style-name="gr8" draw:text-style-name="P2" draw:layer="layout" svg:x1="5.969cm" svg:y1="7.965cm" svg:x2="14.901cm" svg:y2="8.007cm">
              <text:p/>
            </draw:line>
            <draw:line draw:style-name="gr8" draw:text-style-name="P2" draw:layer="layout" svg:x1="5.991cm" svg:y1="8.43cm" svg:x2="14.923cm" svg:y2="8.472cm">
              <text:p/>
            </draw:line>
            <draw:custom-shape draw:style-name="gr9" draw:text-style-name="P6" draw:layer="layout" svg:width="0.17cm" svg:height="0.166cm" svg:x="8.863cm" svg:y="5.4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6" draw:layer="layout" svg:width="0.17cm" svg:height="0.166cm" svg:x="8.864cm" svg:y="4.9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6" draw:layer="layout" svg:width="0.17cm" svg:height="0.166cm" svg:x="8.371cm" svg:y="5.48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6" draw:layer="layout" svg:width="0.17cm" svg:height="0.166cm" svg:x="7.89cm" svg:y="5.49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6" draw:layer="layout" svg:width="0.17cm" svg:height="0.166cm" svg:x="9.321cm" svg:y="5.47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6" draw:layer="layout" svg:width="0.17cm" svg:height="0.166cm" svg:x="9.892cm" svg:y="5.47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6" draw:layer="layout" svg:width="0.17cm" svg:height="0.166cm" svg:x="8.876cm" svg:y="5.9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6" draw:layer="layout" svg:width="0.17cm" svg:height="0.166cm" svg:x="8.858cm" svg:y="6.43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7cm" svg:height="0.166cm" svg:x="8.868cm" svg:y="7.011cm">
              <text:p text:style-name="P6"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11" draw:text-style-name="P9" draw:layer="layout" svg:width="1.504cm" svg:height="0.98cm" svg:x="8.763cm" svg:y="3.167cm">
              <draw:text-box>
                <text:p text:style-name="P8">u<text:span text:style-name="T4">(</text:span><text:span text:style-name="T5">k</text:span><text:span text:style-name="T4">)</text:span></text:p>
              </draw:text-box>
            </draw:frame>
            <draw:custom-shape draw:style-name="gr10" draw:text-style-name="P6" draw:layer="layout" svg:width="0.153cm" svg:height="0.166cm" svg:x="8.391cm" svg:y="5.971cm">
              <text:p text:style-name="P6"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8.391cm" svg:y="5.97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7.885cm" svg:y="5.96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7.318cm" svg:y="5.96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6.834cm" svg:y="5.95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7.332cm" svg:y="5.47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6.845cm" svg:y="5.47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6.828cm" svg:y="6.42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6.829cm" svg:y="6.9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6.337cm" svg:y="5.95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5.895cm" svg:y="5.95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5.895cm" svg:y="6.42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6.343cm" svg:y="6.43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6.359cm" svg:y="5.48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5.884cm" svg:y="5.47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6.353cm" svg:y="4.94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6.824cm" svg:y="4.94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7.325cm" svg:y="4.93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7.31cm" svg:y="6.42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7.893cm" svg:y="6.43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8.389cm" svg:y="6.4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6.348cm" svg:y="6.97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7.32cm" svg:y="6.98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8.373cm" svg:y="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8.383cm" svg:y="4.92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9.339cm" svg:y="4.94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9.34cm" svg:y="5.95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9.896cm" svg:y="5.94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9.328cm" svg:y="6.43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9.907cm" svg:y="6.44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9.329cm" svg:y="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5.895cm" svg:y="7.45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6.337cm" svg:y="7.44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6.818cm" svg:y="7.45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7.32cm" svg:y="7.45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7.898cm" svg:y="7.45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8.389cm" svg:y="7.45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8.876cm" svg:y="7.46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9.345cm" svg:y="7.46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9.895cm" svg:y="7.45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6.813cm" svg:y="7.89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6.338cm" svg:y="7.89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5.862cm" svg:y="7.90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7.32cm" svg:y="7.89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7.887cm" svg:y="7.90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8.389cm" svg:y="7.89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8.881cm" svg:y="7.90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9.329cm" svg:y="7.90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9.906cm" svg:y="7.90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6.813cm" svg:y="8.36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6.338cm" svg:y="8.35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5.9cm" svg:y="8.34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7.32cm" svg:y="8.36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7.898cm" svg:y="8.36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8.373cm" svg:y="8.37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8.88cm" svg:y="8.36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9.334cm" svg:y="8.36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9.885cm" svg:y="8.36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6.818cm" svg:y="8.9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6.338cm" svg:y="8.93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7.325cm" svg:y="8.9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8.367cm" svg:y="8.93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8.88cm" svg:y="8.92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6.834cm" svg:y="5.95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6" draw:layer="layout" svg:width="0.153cm" svg:height="0.166cm" svg:x="9.317cm" svg:y="8.91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7" draw:layer="layout" svg:width="1.124cm" svg:height="0.779cm" svg:x="10.848cm" svg:y="3.243cm">
              <text:p text:style-name="P6"><text:span text:style-name="T3"><text:s/></text:span></text:p>
              <text:p text:style-name="P6"><text:span text:style-name="T3"/></text:p>
              <draw:enhanced-geometry svg:viewBox="0 0 21600 21600" draw:mirror-horizontal="true" draw:mirror-vertical="false" draw:text-areas="800 800 20800 20800" draw:type="round-rectangular-callout" draw:modifiers="47769.6 75101.53846153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frame draw:style-name="gr11" draw:text-style-name="P9" draw:layer="layout" svg:width="1.504cm" svg:height="0.98cm" svg:x="10.814cm" svg:y="3.127cm">
              <draw:text-box>
                <text:p text:style-name="P8">u<text:span text:style-name="T4">(</text:span><text:span text:style-name="T5">m</text:span><text:span text:style-name="T4">)</text:span></text:p>
              </draw:text-box>
            </draw:frame>
          </draw:g>
          <draw:frame draw:style-name="gr12" draw:text-style-name="P10" draw:layer="layout" svg:width="1.137cm" svg:height="1.102cm" svg:x="6.601cm" svg:y="3.334cm">
            <draw:text-box>
              <text:p><text:span text:style-name="T6">h</text:span><text:span text:style-name="T7">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nux Libertine" svg:font-family="'Linux Libertine'" style:font-family-generic="roman" style:font-pitch="variable"/>
    <style:font-face style:name="AR PL SungtiL GB" svg:font-family="'AR PL SungtiL GB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nux Libertine" fo:font-size="24pt" fo:language="ru" fo:country="RU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Сергеева Е.И.</meta:initial-creator>
    <meta:creation-date>2012-05-14T18:19:38</meta:creation-date>
    <dc:date>2022-08-11T14:26:39.907928372</dc:date>
    <meta:editing-duration>PT19M34S</meta:editing-duration>
    <meta:editing-cycles>5</meta:editing-cycles>
    <meta:generator>LibreOffice/6.0.7.3$Linux_X86_64 LibreOffice_project/00m0$Build-3</meta:generator>
    <meta:document-statistic meta:object-count="113"/>
  </office:meta>
</office:document-meta>
</file>